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Utils.toByte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toShort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convertTypedValue( @ Nullable EvaluationContext context , TypedValue typedValue , @ Nullable Class &lt; T &gt;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pressionUtils.toDouble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toLong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toInt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toBoolean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convertValue( TypeConverter typeConverter , TypedValue typedValue , Class &lt; T &gt;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Utils.toChar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tils.toFloat( TypeConverter typeConverter , TypedValue typ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